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AY OUT</text:p>
          </table:table-cell>
          <table:table-cell office:value-type="string">
            <text:p>COL 1</text:p>
          </table:table-cell>
          <table:table-cell office:value-type="string">
            <text:p>COL 2</text:p>
          </table:table-cell>
          <table:table-cell office:value-type="string">
            <text:p>COL 3</text:p>
          </table:table-cell>
          <table:table-cell/>
          <table:table-cell office:value-type="string">
            <text:p>2 of a kind</text:p>
          </table:table-cell>
          <table:table-cell office:value-type="string">
            <text:p>PAY OUT 2</text:p>
          </table:table-cell>
          <table:table-cell/>
          <table:table-cell office:value-type="string">
            <text:p>3 of a kind</text:p>
          </table:table-cell>
          <table:table-cell office:value-type="string">
            <text:p>PAY OUT 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formula="of:=(100-[.B2])*(100-[.C2])" office:value-type="float" office:value="20">
            <text:p>20</text:p>
          </table:table-cell>
          <table:table-cell table:formula="of:=10000/[.E2]" office:value-type="float" office:value="500">
            <text:p>500</text:p>
          </table:table-cell>
          <table:table-cell table:formula="of:=2*[.A2]" office:value-type="float" office:value="32">
            <text:p>32</text:p>
          </table:table-cell>
          <table:table-cell table:formula="of:=(100-[.B2])*(100-[.C2])*(100-[.D2])" office:value-type="float" office:value="100">
            <text:p>100</text:p>
          </table:table-cell>
          <table:table-cell table:formula="of:=1000000/[.H2]" office:value-type="float" office:value="10000">
            <text:p>10000</text:p>
          </table:table-cell>
          <table:table-cell office:value-type="string">
            <text:p>JACKPO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 table:formula="of:=(100-[.B3])*(100-[.C3])" office:value-type="float" office:value="42">
            <text:p>42</text:p>
          </table:table-cell>
          <table:table-cell table:formula="of:=10000/[.E3]" office:value-type="float" office:value="238.095238095238">
            <text:p>238.1</text:p>
          </table:table-cell>
          <table:table-cell table:formula="of:=2*[.A3]" office:value-type="float" office:value="20">
            <text:p>20</text:p>
          </table:table-cell>
          <table:table-cell table:formula="of:=(100-[.B3])*(100-[.C3])*(100-[.D3])" office:value-type="float" office:value="1470">
            <text:p>1470</text:p>
          </table:table-cell>
          <table:table-cell table:formula="of:=1000000/[.H3]" office:value-type="float" office:value="680.272108843537">
            <text:p>680.27</text:p>
          </table:table-cell>
          <table:table-cell table:formula="of:=3*[.A3]" office:value-type="float" office:value="30">
            <text:p>3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table:formula="of:=(100-[.B4])*(100-[.C4])" office:value-type="float" office:value="90">
            <text:p>90</text:p>
          </table:table-cell>
          <table:table-cell table:formula="of:=10000/[.E4]" office:value-type="float" office:value="111.111111111111">
            <text:p>111.11</text:p>
          </table:table-cell>
          <table:table-cell table:formula="of:=2*[.A4]" office:value-type="float" office:value="24">
            <text:p>24</text:p>
          </table:table-cell>
          <table:table-cell table:formula="of:=(100-[.B4])*(100-[.C4])*(100-[.D4])" office:value-type="float" office:value="5220">
            <text:p>5220</text:p>
          </table:table-cell>
          <table:table-cell table:formula="of:=1000000/[.H4]" office:value-type="float" office:value="191.570881226054">
            <text:p>191.57</text:p>
          </table:table-cell>
          <table:table-cell table:formula="of:=3*[.A4]" office:value-type="float" office:value="36">
            <text:p>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table:formula="of:=(100-[.B5])*(100-[.C5])" office:value-type="float" office:value="260">
            <text:p>260</text:p>
          </table:table-cell>
          <table:table-cell table:formula="of:=10000/[.E5]" office:value-type="float" office:value="38.4615384615385">
            <text:p>38.46</text:p>
          </table:table-cell>
          <table:table-cell table:formula="of:=2*[.A5]" office:value-type="float" office:value="16">
            <text:p>16</text:p>
          </table:table-cell>
          <table:table-cell table:formula="of:=(100-[.B5])*(100-[.C5])*(100-[.D5])" office:value-type="float" office:value="15600">
            <text:p>15600</text:p>
          </table:table-cell>
          <table:table-cell table:formula="of:=1000000/[.H5]" office:value-type="float" office:value="64.1025641025641">
            <text:p>64.1</text:p>
          </table:table-cell>
          <table:table-cell table:formula="of:=3*[.A5]" office:value-type="float" office:value="24">
            <text:p>2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80">
            <text:p>80</text:p>
          </table:table-cell>
          <table:table-cell office:value-type="float" office:value="20">
            <text:p>20</text:p>
          </table:table-cell>
          <table:table-cell table:formula="of:=(100-[.B6])*(100-[.C6])" office:value-type="float" office:value="400">
            <text:p>400</text:p>
          </table:table-cell>
          <table:table-cell table:formula="of:=10000/[.E6]" office:value-type="float" office:value="25">
            <text:p>25</text:p>
          </table:table-cell>
          <table:table-cell table:formula="of:=2*[.A6]" office:value-type="float" office:value="8">
            <text:p>8</text:p>
          </table:table-cell>
          <table:table-cell table:formula="of:=(100-[.B6])*(100-[.C6])*(100-[.D6])" office:value-type="float" office:value="32000">
            <text:p>32000</text:p>
          </table:table-cell>
          <table:table-cell table:formula="of:=1000000/[.H6]" office:value-type="float" office:value="31.25">
            <text:p>31.25</text:p>
          </table:table-cell>
          <table:table-cell table:formula="of:=3*[.A6]"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72">
            <text:p>72</text:p>
          </table:table-cell>
          <table:table-cell office:value-type="float" office:value="30">
            <text:p>30</text:p>
          </table:table-cell>
          <table:table-cell table:formula="of:=(100-[.B7])*(100-[.C7])" office:value-type="float" office:value="784">
            <text:p>784</text:p>
          </table:table-cell>
          <table:table-cell table:formula="of:=10000/[.E7]" office:value-type="float" office:value="12.7551020408163">
            <text:p>12.76</text:p>
          </table:table-cell>
          <table:table-cell table:formula="of:=2*[.A7]" office:value-type="float" office:value="10">
            <text:p>10</text:p>
          </table:table-cell>
          <table:table-cell table:formula="of:=(100-[.B7])*(100-[.C7])*(100-[.D7])" office:value-type="float" office:value="54880">
            <text:p>54880</text:p>
          </table:table-cell>
          <table:table-cell table:formula="of:=1000000/[.H7]" office:value-type="float" office:value="18.2215743440233">
            <text:p>18.22</text:p>
          </table:table-cell>
          <table:table-cell table:formula="of:=3*[.A7]"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2">
            <text:p>52</text:p>
          </table:table-cell>
          <table:table-cell office:value-type="float" office:value="70">
            <text:p>70</text:p>
          </table:table-cell>
          <table:table-cell table:formula="of:=(100-[.B8])*(100-[.C8])" office:value-type="float" office:value="2304">
            <text:p>2304</text:p>
          </table:table-cell>
          <table:table-cell table:formula="of:=10000/[.E8]" office:value-type="float" office:value="4.34027777777778">
            <text:p>4.34</text:p>
          </table:table-cell>
          <table:table-cell table:formula="of:=2*[.A8]" office:value-type="float" office:value="2">
            <text:p>2</text:p>
          </table:table-cell>
          <table:table-cell table:formula="of:=(100-[.B8])*(100-[.C8])*(100-[.D8])" office:value-type="float" office:value="69120">
            <text:p>69120</text:p>
          </table:table-cell>
          <table:table-cell table:formula="of:=1000000/[.H8]" office:value-type="float" office:value="14.4675925925926">
            <text:p>14.4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60">
            <text:p>60</text:p>
          </table:table-cell>
          <table:table-cell office:value-type="float" office:value="45">
            <text:p>45</text:p>
          </table:table-cell>
          <table:table-cell table:formula="of:=(100-[.B9])*(100-[.C9])" office:value-type="float" office:value="1600">
            <text:p>1600</text:p>
          </table:table-cell>
          <table:table-cell table:formula="of:=10000/[.E9]" office:value-type="float" office:value="6.25">
            <text:p>6.25</text:p>
          </table:table-cell>
          <table:table-cell table:formula="of:=2*[.A9]" office:value-type="float" office:value="6">
            <text:p>6</text:p>
          </table:table-cell>
          <table:table-cell table:formula="of:=(100-[.B9])*(100-[.C9])*(100-[.D9])" office:value-type="float" office:value="88000">
            <text:p>88000</text:p>
          </table:table-cell>
          <table:table-cell table:formula="of:=1000000/[.H9]" office:value-type="float" office:value="11.3636363636364">
            <text:p>11.36</text:p>
          </table:table-cell>
          <table:table-cell table:formula="of:=3*[.A9]"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(100-[.B10])*(100-[.C10])" office:value-type="float" office:value="4600">
            <text:p>4600</text:p>
          </table:table-cell>
          <table:table-cell table:formula="of:=10000/[.E10]" office:value-type="float" office:value="2.17391304347826">
            <text:p>2.17</text:p>
          </table:table-cell>
          <table:table-cell table:formula="of:=2*[.A10]" office:value-type="float" office:value="4">
            <text:p>4</text:p>
          </table:table-cell>
          <table:table-cell table:formula="of:=(100-[.B10])*(100-[.C10])*(100-[.D10])" office:value-type="float" office:value="322000">
            <text:p>322000</text:p>
          </table:table-cell>
          <table:table-cell table:formula="of:=1000000/[.H10]" office:value-type="float" office:value="3.1055900621118">
            <text:p>3.11</text:p>
          </table:table-cell>
          <table:table-cell table:formula="of:=3*[.A10]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10000-SUM([.E2:.E10])" office:value-type="float" office:value="-100">
            <text:p>-100</text:p>
          </table:table-cell>
          <table:table-cell table:formula="of:=10000/[.E11]" office:value-type="float" office:value="-100">
            <text:p>-100</text:p>
          </table:table-cell>
          <table:table-cell table:formula="of:=2*[.A11]" office:value-type="float" office:value="2">
            <text:p>2</text:p>
          </table:table-cell>
          <table:table-cell table:formula="of:=1000000-SUM([.H2:.H10])" office:value-type="float" office:value="411610">
            <text:p>411610</text:p>
          </table:table-cell>
          <table:table-cell table:formula="of:=1000000/[.H11]" office:value-type="float" office:value="2.42948422049999">
            <text:p>2.43</text:p>
          </table:table-cell>
          <table:table-cell table:formula="of:=3*[.A11]"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04/08/2012</text:date>, <text:time>00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im Garacci</meta:initial-creator>
    <meta:creation-date>2012-04-07T22:08:08.47</meta:creation-date>
    <dc:date>2012-04-08T00:46:40.09</dc:date>
    <dc:creator>Jim Garacci</dc:creator>
    <meta:editing-duration>PT00H43M37S</meta:editing-duration>
    <meta:editing-cycles>4</meta:editing-cycles>
    <meta:generator>OpenOffice.org/3.1$Win32 OpenOffice.org_project/310m11$Build-9399</meta:generator>
    <meta:document-statistic meta:table-count="3" meta:cell-count="108" meta:object-count="0"/>
  </office:meta>
</office:document-meta>
</file>